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lyt-darkblue-notes" style:list-style-name="L2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>
        <draw:frame draw:style-name="gr1" draw:text-style-name="P1" draw:layer="layout" svg:width="24.13cm" svg:height="4.517cm" svg:x="2.54cm" svg:y="2.54cm">
          <draw:text-box>
            <text:p text:style-name="P1">This is a presentation test.</text:p>
            <text:p text:style-name="P1"/>
            <text:p text:style-name="P1">Shit should happen.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1" draw:text-style-name="P2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azvan Alecsandrescu</meta:initial-creator>
    <meta:creation-date>2008-11-21T17:59:06</meta:creation-date>
    <dc:creator>Razvan Alecsandrescu</dc:creator>
    <dc:date>2008-11-21T18:00:00</dc:date>
    <meta:editing-cycles>1</meta:editing-cycles>
    <meta:editing-duration>PT1M6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